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3465a4" draw:marker-start-width="0.509cm" draw:marker-end-width="0.509cm" draw:fill="solid" draw:fill-color="#729fcf" draw:opacity="50%" draw:textarea-horizontal-align="justify" draw:textarea-vertical-align="middle" draw:auto-grow-height="false" fo:min-height="1.444cm" fo:min-width="1.194cm" fo:padding-top="0.176cm" fo:padding-bottom="0.176cm" fo:padding-left="0.301cm" fo:padding-right="0.301cm" draw:shadow-opacity="50%"/>
    </style:style>
    <style:style style:name="gr2" style:family="graphic" style:parent-style-name="standard">
      <style:graphic-properties svg:stroke-width="0.102cm" svg:stroke-color="#3465a4" draw:marker-start-width="0.508cm" draw:marker-end-width="0.508cm" draw:fill="solid" draw:fill-color="#729fcf" draw:opacity="50%" draw:textarea-horizontal-align="justify" draw:textarea-vertical-align="middle" draw:auto-grow-height="false" fo:min-height="1.546cm" fo:min-width="1.296cm" fo:padding-top="0.175cm" fo:padding-bottom="0.175cm" fo:padding-left="0.3cm" fo:padding-right="0.3cm" draw:shadow-opacity="50%"/>
    </style:style>
    <style:style style:name="gr3" style:family="graphic" style:parent-style-name="standard">
      <style:graphic-properties svg:stroke-width="0.102cm" svg:stroke-color="#3465a4" draw:marker-start-width="0.509cm" draw:marker-end-width="0.509cm" draw:fill="solid" draw:fill-color="#729fcf" draw:opacity="50%" draw:textarea-horizontal-align="justify" draw:textarea-vertical-align="middle" draw:auto-grow-height="false" fo:min-height="1.546cm" fo:min-width="1.296cm" fo:padding-top="0.176cm" fo:padding-bottom="0.176cm" fo:padding-left="0.301cm" fo:padding-right="0.301cm" draw:shadow-opacity="50%"/>
    </style:style>
    <style:style style:name="gr4" style:family="graphic" style:parent-style-name="objectwithoutfill">
      <style:graphic-properties svg:stroke-color="#000000" draw:marker-end="Small_20_Arrow" draw:marker-end-width="0.254cm" draw:fill="none" draw:textarea-vertical-align="middle"/>
    </style:style>
    <style:style style:name="gr5" style:family="graphic" style:parent-style-name="objectwithoutfill">
      <style:graphic-properties svg:stroke-color="#000000" draw:marker-end="Small_20_Arrow" draw:marker-end-width="0.254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102cm" svg:stroke-color="#3465a4" draw:marker-start-width="0.508cm" draw:marker-end-width="0.508cm" draw:fill="solid" draw:fill-color="#729fcf" draw:opacity="50%" draw:textarea-horizontal-align="justify" draw:textarea-vertical-align="middle" draw:auto-grow-height="false" fo:min-height="1.446cm" fo:min-width="1.196cm" fo:padding-top="0.175cm" fo:padding-bottom="0.175cm" fo:padding-left="0.3cm" fo:padding-right="0.3cm" draw:shadow-opacity="5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24pt" style:font-size-asian="18pt" style:font-size-complex="18pt"/>
    </style:style>
    <style:style style:name="P2" style:family="paragraph">
      <loext:graphic-properties draw:fill="solid" draw:fill-color="#729fcf" draw:opacity="50%"/>
      <style:paragraph-properties fo:text-align="center"/>
      <style:text-properties fo:font-size="24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IF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2.54cm" svg:height="2.54cm" svg:x="7.685cm" svg:y="10.1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54cm" svg:x="17.886cm" svg:y="10.172cm">
          <text:p text:style-name="P1"><text:span text:style-name="T1">TO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3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63) rotate (2.57854943689642) translate (18.1125042380158cm 10.6350693381572cm)" svg:viewBox="0 0 5815 3309" svg:d="M0 0c3136 0 5815 3309 5815 3309">
          <text:p/>
        </draw:path>
        <draw:path draw:style-name="gr5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IF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2.54cm" svg:height="2.54cm" svg:x="7.685cm" svg:y="10.171cm">
          <text:p text:style-name="P1"><text:span text:style-name="T1">CC</text:span><text:span text:style-name="T1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</text:span><text:span text:style-name="T1">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3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63) rotate (2.57854943689642) translate (18.1125042380158cm 10.6350693381572cm)" svg:viewBox="0 0 5815 3309" svg:d="M0 0c3136 0 5815 3309 5815 3309">
          <text:p/>
        </draw:path>
        <draw:path draw:style-name="gr5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IF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2.54cm" svg:height="2.54cm" svg:x="7.685cm" svg:y="10.171cm">
          <text:p text:style-name="P1"><text:span text:style-name="T1">L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3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63) rotate (2.57854943689642) translate (18.1125042380158cm 10.6350693381572cm)" svg:viewBox="0 0 5815 3309" svg:d="M0 0c3136 0 5815 3309 5815 3309">
          <text:p/>
        </draw:path>
        <draw:path draw:style-name="gr5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IF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2.54cm" svg:height="2.54cm" svg:x="7.685cm" svg:y="10.1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3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63) rotate (2.57854943689642) translate (18.1125042380158cm 10.6350693381572cm)" svg:viewBox="0 0 5815 3309" svg:d="M0 0c3136 0 5815 3309 5815 3309">
          <text:p/>
        </draw:path>
        <draw:path draw:style-name="gr5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IF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2.54cm" svg:height="2.54cm" svg:x="7.685cm" svg:y="10.171cm">
          <text:p text:style-name="P1"><text:span text:style-name="T1">CC</text:span><text:span text:style-name="T1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L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3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63) rotate (2.57854943689642) translate (18.1125042380158cm 10.6350693381572cm)" svg:viewBox="0 0 5815 3309" svg:d="M0 0c3136 0 5815 3309 5815 3309">
          <text:p/>
        </draw:path>
        <draw:path draw:style-name="gr5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IF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2.54cm" svg:height="2.54cm" svg:x="7.685cm" svg:y="10.171cm">
          <text:p text:style-name="P1"><text:span text:style-name="T1">CC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L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3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63) rotate (2.57854943689642) translate (18.1125042380158cm 10.6350693381572cm)" svg:viewBox="0 0 5815 3309" svg:d="M0 0c3136 0 5815 3309 5815 3309">
          <text:p/>
        </draw:path>
        <draw:path draw:style-name="gr5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HY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2.54cm" svg:height="2.54cm" svg:x="7.685cm" svg:y="10.171cm">
          <text:p text:style-name="P1"><text:span text:style-name="T1">L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3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63) rotate (2.57854943689642) translate (18.1125042380158cm 10.6350693381572cm)" svg:viewBox="0 0 5815 3309" svg:d="M0 0c3136 0 5815 3309 5815 3309">
          <text:p/>
        </draw:path>
        <draw:path draw:style-name="gr5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HY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2.54cm" svg:height="2.54cm" svg:x="7.685cm" svg:y="10.171cm">
          <text:p text:style-name="P1"><text:span text:style-name="T1">L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I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3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63) rotate (2.57854943689642) translate (18.1125042380158cm 10.6350693381572cm)" svg:viewBox="0 0 5815 3309" svg:d="M0 0c3136 0 5815 3309 5815 3309">
          <text:p/>
        </draw:path>
        <draw:path draw:style-name="gr5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HY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2.54cm" svg:height="2.54cm" svg:x="7.685cm" svg:y="10.171cm">
          <text:p text:style-name="P1"><text:span text:style-name="T1">PI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3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63) rotate (2.57854943689642) translate (18.1125042380158cm 10.6350693381572cm)" svg:viewBox="0 0 5815 3309" svg:d="M0 0c3136 0 5815 3309 5815 3309">
          <text:p/>
        </draw:path>
        <draw:path draw:style-name="gr5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HY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2.54cm" svg:height="2.54cm" svg:x="7.685cm" svg:y="10.171cm">
          <text:p text:style-name="P1"><text:span text:style-name="T1">PIF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3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63) rotate (2.57854943689642) translate (18.1125042380158cm 10.6350693381572cm)" svg:viewBox="0 0 5815 3309" svg:d="M0 0c3136 0 5815 3309 5815 3309">
          <text:p/>
        </draw:path>
        <draw:path draw:style-name="gr5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HY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2.54cm" svg:height="2.54cm" svg:x="7.685cm" svg:y="10.171cm">
          <text:p text:style-name="P1"><text:span text:style-name="T1">PIF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3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63) rotate (2.57854943689642) translate (18.1125042380158cm 10.6350693381572cm)" svg:viewBox="0 0 5815 3309" svg:d="M0 0c3136 0 5815 3309 5815 3309">
          <text:p/>
        </draw:path>
        <draw:path draw:style-name="gr5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2" draw:layer="layout" svg:width="2.54cm" svg:height="2.54cm" svg:x="12.784cm" svg:y="2.47cm">
          <text:p text:style-name="P1"><text:span text:style-name="T1">PHY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2.54cm" svg:height="2.54cm" svg:x="7.685cm" svg:y="10.171cm">
          <text:p text:style-name="P1"><text:span text:style-name="T1">PI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7.886cm" svg:y="10.172cm">
          <text:p text:style-name="P1"><text:span text:style-name="T1">P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6.614cm" svg:height="4.147cm" draw:transform="rotate (1.5707963267949) translate (8.636cm 10.171cm)" svg:viewBox="0 0 6615 4148" svg:d="M0 0c3567 0 6615 4148 6615 4148">
          <text:p/>
        </draw:path>
        <draw:path draw:style-name="gr4" draw:text-style-name="P3" draw:layer="layout" svg:width="5.814cm" svg:height="3.308cm" draw:transform="skewX (-0.00383972435438753) rotate (-1.55351756720015) translate (12.9072921064477cm 4.42581901196477cm)" svg:viewBox="0 0 5815 3309" svg:d="M0 0c3136 0 5815 3309 5815 3309">
          <text:p/>
        </draw:path>
        <draw:path draw:style-name="gr4" draw:text-style-name="P3" draw:layer="layout" svg:width="6.614cm" svg:height="4.147cm" draw:transform="rotate (0.549429648527815) translate (10.2058184962901cm 10.922686732284cm)" svg:viewBox="0 0 6615 4148" svg:d="M0 0c3567 0 6615 4148 6615 4148">
          <text:p/>
        </draw:path>
        <draw:path draw:style-name="gr4" draw:text-style-name="P3" draw:layer="layout" svg:width="6.152cm" svg:height="3.656cm" draw:transform="skewX (-0.19390607989657) rotate (-2.60280951349914) translate (17.870850926473cm 11.7591300635678cm)" svg:viewBox="0 0 6153 3657" svg:d="M0 0c3318-1 6153 3657 6153 3657">
          <text:p/>
        </draw:path>
        <draw:path draw:style-name="gr4" draw:text-style-name="P3" draw:layer="layout" svg:width="5.814cm" svg:height="3.308cm" draw:transform="skewX (-0.00383972435438763) rotate (2.57854943689642) translate (18.1125042380158cm 10.6350693381572cm)" svg:viewBox="0 0 5815 3309" svg:d="M0 0c3136 0 5815 3309 5815 3309">
          <text:p/>
        </draw:path>
        <draw:path draw:style-name="gr5" draw:text-style-name="P3" draw:layer="layout" svg:width="6.388cm" svg:height="3.478cm" draw:transform="skewX (0.0787143492649443) rotate (-0.518013721991918) translate (15.3240691916906cm 4.0640995172073cm)" svg:viewBox="0 0 6389 3479" svg:d="M0 0c3445 0 6389 3479 6389 3479">
          <text:p/>
        </draw:path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6:58:17.831296286</meta:creation-date>
    <dc:date>2019-02-04T07:54:12.608010981</dc:date>
    <meta:editing-duration>PT34M11S</meta:editing-duration>
    <meta:editing-cycles>5</meta:editing-cycles>
    <meta:generator>LibreOffice/6.0.7.3$Linux_X86_64 LibreOffice_project/00m0$Build-3</meta:generator>
    <meta:document-statistic meta:object-count="153"/>
  </office:meta>
</office:document-meta>
</file>